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Blank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8" style:family="presentation" style:parent-style-name="Blank-subtitle">
      <style:graphic-properties draw:stroke="none" draw:fill="none" fo:min-height="2cm"/>
    </style:style>
    <style:style style:name="pr9" style:family="presentation" style:parent-style-name="Blank-subtitle">
      <style:graphic-properties draw:stroke="none" svg:stroke-width="0cm" draw:fill="none" draw:fill-color="#ffffff" draw:textarea-vertical-align="top" draw:auto-grow-height="false" fo:min-height="12.179cm" fo:padding-top="0cm" fo:padding-bottom="0cm" fo:padding-left="0cm" fo:padding-right="0cm" fo:wrap-option="wrap"/>
    </style:style>
    <style:style style:name="co1" style:family="table-column">
      <style:table-column-properties style:column-width="9.333cm" style:use-optimal-column-width="false"/>
    </style:style>
    <style:style style:name="co2" style:family="table-column">
      <style:table-column-properties style:column-width="9.334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fo:hyphenate="false"/>
    </style:style>
    <style:style style:name="ce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fo:hyphenate="false"/>
    </style:style>
    <style:style style:name="ce5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line-height="100%" fo:text-align="center" fo:text-indent="0cm" style:punctuation-wrap="simple"/>
    </style:style>
    <style:style style:name="P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5" style:family="paragraph">
      <style:paragraph-properties fo:margin-left="0cm" fo:margin-right="0cm" fo:line-height="100%" fo:text-align="start" fo:text-indent="0cm" style:punctuation-wrap="simpl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line-height="100%" fo:text-align="start" fo:text-indent="0cm" style:punctuation-wrap="simple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style:text-line-through-style="none" fo:font-family="Arial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fo:font-family="Arial" style:font-family-generic="roman" style:font-pitch="variable" fo:font-size="32pt" fo:letter-spacing="normal" fo:font-style="normal" style:text-underline-style="none" fo:font-weight="normal" style:font-family-asian="'Droid Sans Fallback'" style:font-family-generic-asian="modern" style:font-size-asian="32pt" style:font-style-asian="normal" style:font-weight-asian="normal" style:font-family-complex="FreeSans" style:font-pitch-complex="variable" style:font-size-complex="32pt" style:font-style-complex="normal" style:font-weight-complex="normal"/>
    </style:style>
    <style:style style:name="T3" style:family="text">
      <style:text-properties style:text-line-through-style="none" fo:font-family="Arial" style:font-family-generic="roman" style:font-pitch="variable" fo:font-size="24pt" fo:letter-spacing="normal" fo:font-style="normal" style:text-underline-style="none" fo:font-weight="normal" style:font-family-asian="'Droid Sans Fallback'" style:font-family-generic-asian="modern" style:font-size-asian="24pt" style:font-style-asian="normal" style:font-weight-asian="normal" style:font-family-complex="FreeSans" style:font-pitch-complex="variable" style:font-size-complex="24pt" style:font-style-complex="normal" style:font-weight-complex="normal"/>
    </style:style>
    <style:style style:name="T4" style:family="text">
      <style:text-properties style:text-line-through-style="none" fo:font-family="Arial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line-through-style="none" fo:font-family="Arial" style:font-family-generic="roman" style:font-pitch="variabl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style:text-line-through-style="none" fo:font-family="Arial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style:text-line-through-style="none" fo:font-family="Arial" style:font-family-generic="roman" style:font-pitch="variable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fo:font-size="18pt"/>
    </style:style>
    <style:style style:name="T9" style:family="text">
      <style:text-properties style:text-line-through-style="none" fo:font-family="Arial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text-line-through-style="none" fo:font-family="'Courier New'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11" style:family="text">
      <style:text-properties style:text-line-through-style="none" fo:font-family="Arial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12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15" style:family="text">
      <style:text-properties style:text-line-through-style="none" fo:font-family="'Courier New'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16" style:family="text">
      <style:text-properties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" draw:style-name="dp1" draw:master-page-name="Blank" presentation:presentation-page-layout-name="AL1T0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Subtitle 2" presentation:style-name="pr2" draw:text-style-name="P2" draw:layer="layout" svg:width="25.198cm" svg:height="14.505cm" svg:x="1.602cm" svg:y="4.295cm" presentation:class="subtitle" presentation:user-transformed="true">
          <draw:text-box>
            <text:p text:style-name="P3"><text:span text:style-name="T1">3rd February 2016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cap" draw:style-name="dp1" draw:master-page-name="Title_20_and_20_Content" presentation:presentation-page-layout-name="AL2T11">
        <draw:frame draw:name="Title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Recap</text:span></text:p>
          </draw:text-box>
        </draw:frame>
        <draw:frame draw:name="Subtitle 2" presentation:style-name="pr5" draw:text-style-name="P2" draw:layer="layout" svg:width="24.638cm" svg:height="14.386cm" svg:x="1.4cm" svg:y="4.914cm" presentation:class="outline" presentation:user-transformed="true">
          <draw:text-box>
            <text:p text:style-name="P4"><text:span text:style-name="T2">Last time we looked at :-</text:span></text:p>
            <text:p text:style-name="P4"><text:span text:style-name="T2"/></text:p>
            <text:list text:style-name="L3">
              <text:list-item>
                <text:p text:style-name="P4"><text:span text:style-name="T3">C's terrible string handling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why gets() is dangerous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Buffer overflows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mparing strings - strcmp()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pying strings - Strcpy()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Joining strings together - Strcat()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nverting a string to a long integer - strtol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omework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7" draw:text-style-name="P2" draw:layer="layout" svg:width="24.638cm" svg:height="14.786cm" svg:x="1.4cm" svg:y="4.914cm" presentation:class="subtitle" presentation:user-transformed="true">
          <draw:text-box>
            <text:p text:style-name="P5"><text:span text:style-name="T1">How did you get on with the homework?</text:span></text:p>
            <text:p text:style-name="P5"><text:span text:style-name="T1"/></text:p>
            <text:p text:style-name="P5"><text:span text:style-name="T1">Specimen solution :-</text:span></text:p>
            <text:p text:style-name="P5"><text:span text:style-name="T1"/></text:p>
            <text:p text:style-name="P5"><text:span text:style-name="T1">Things I was looking for :-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oday we'll ...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oday we'll ...</text:span></text:p>
          </draw:text-box>
        </draw:frame>
        <draw:frame draw:name="Subtitle 2" presentation:style-name="pr7" draw:text-style-name="P2" draw:layer="layout" svg:width="24.038cm" svg:height="14.586cm" svg:x="2cm" svg:y="4.914cm" presentation:class="subtitle" presentation:user-transformed="true">
          <draw:text-box>
            <text:p text:style-name="P5"><text:span text:style-name="T1">Today we will look at :-</text:span></text:p>
            <text:p text:style-name="P5"><text:span text:style-name="T1"/></text:p>
            <text:p text:style-name="P5"><text:span text:style-name="T4"/></text:p>
            <text:list text:style-name="L4">
              <text:list-item>
                <text:p text:style-name="P5"><text:span text:style-name="T4">State diagrams</text:span></text:p>
                <text:p text:style-name="P5"><text:span text:style-name="T4"/></text:p>
              </text:list-item>
              <text:list-item>
                <text:p text:style-name="P5"><text:span text:style-name="T4">Enumerations – define your own types</text:span></text:p>
                <text:p text:style-name="P5"><text:span text:style-name="T4"/></text:p>
              </text:list-item>
              <text:list-item>
                <text:p text:style-name="P5"><text:span text:style-name="T4">Add some functionality to the calculator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itle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itle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5"><text:span text:style-name="T1"><text:s/></text:span><text:span text:style-name="T1">Blank slide</text:span></text:p>
              </text:list-item>
              <text:list-item>
                <text:p text:style-name="P5"><text:span text:style-name="T1"><text:s/></text:span><text:span text:style-name="T1">this is some text</text:span></text:p>
              </text:list-item>
            </text:list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4">
              <text:list-item>
                <text:p text:style-name="P5"><text:span text:style-name="T4"><text:s/></text:span><text:span text:style-name="T4">In our simple calculator, it will have a few different states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To begin with, it will have no numbers, and be waiting for a number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ext, it will have one number, and be waiting for an operator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ext, it will have one number and an operator, and be waiting for its last number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Finally, it will perform a calculation, print the answer, and exit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So, we have four simple states :-</text:span></text:p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8cm" svg:height="15.5cm" svg:x="1.4cm" svg:y="4cm" presentation:class="subtitle" presentation:user-transformed="true">
          <draw:text-box>
            <text:p text:style-name="P5"><text:span text:style-name="T4">We can sketch the states like this :-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draw:layer="layout" svg:width="8.6cm" svg:height="2.4cm" svg:x="2.6cm" svg:y="7.4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.4cm" svg:height="2.6cm" svg:x="2cm" svg:y="12.6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2cm" svg:height="2.8cm" svg:x="14.8cm" svg:y="14.2cm">
          <text:p text:style-name="P6">Able to do the calculatio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4cm" svg:height="2.4cm" svg:x="15.638cm" svg:y="9.6cm">
          <text:p text:style-name="P6">2. Waiting for ope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4.638cm" svg:height="14.786cm" svg:x="1.4cm" svg:y="4.914cm" presentation:class="subtitle" presentation:user-transformed="true">
          <draw:text-box>
            <text:p text:style-name="P5"><text:span text:style-name="T4">And add arrows to show the states our program moves through: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1" draw:id="id1" draw:layer="layout" svg:width="8.6cm" svg:height="2.4cm" svg:x="2.599cm" svg:y="7.399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9.4cm" svg:height="2.6cm" svg:x="1.999cm" svg:y="12.599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10.4cm" svg:height="2.4cm" svg:x="16.4cm" svg:y="8.6cm">
          <text:p text:style-name="P6">2. Waiting for oper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1.199cm" svg:y1="8.599cm" svg:x2="16.4cm" svg:y2="9.8cm" draw:start-shape="id1" draw:start-glue-point="1" draw:end-shape="id2" draw:end-glue-point="3" svg:d="m11199 8599h2601v1201h2600" svg:viewBox="0 0 5202 1202">
          <text:p/>
        </draw:connector>
        <draw:connector draw:style-name="gr3" draw:text-style-name="P6" draw:layer="layout" svg:x1="21.6cm" svg:y1="11cm" svg:x2="6.699cm" svg:y2="12.599cm" draw:start-shape="id2" draw:start-glue-point="2" draw:end-shape="id3" svg:d="m21600 11000v800h-14901v799" svg:viewBox="0 0 14902 1600">
          <text:p/>
        </draw:connector>
        <draw:connector draw:style-name="gr3" draw:text-style-name="P6" draw:layer="layout" svg:x1="6.699cm" svg:y1="15.199cm" svg:x2="15cm" svg:y2="16.8cm" draw:start-shape="id3" draw:start-glue-point="2" draw:end-shape="id4" draw:end-glue-point="3" svg:d="m6699 15199v1601h8301" svg:viewBox="0 0 8302 1602">
          <text:p/>
        </draw:connector>
        <presentation:notes draw:style-name="dp2"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4.638cm" svg:height="14.786cm" svg:x="1.4cm" svg:y="4.914cm" presentation:class="subtitle" presentation:user-transformed="true">
          <draw:text-box>
            <text:p text:style-name="P5"><text:span text:style-name="T4">What causes the program to change state?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5" draw:id="id5" draw:layer="layout" svg:width="8.6cm" svg:height="2.4cm" svg:x="2.599cm" svg:y="7.399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9.4cm" svg:height="2.6cm" svg:x="1.999cm" svg:y="12.599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7" draw:id="id7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1.199cm" svg:y1="8.599cm" svg:x2="16.4cm" svg:y2="9.8cm" draw:start-shape="id5" draw:start-glue-point="1" svg:d="m11199 8599h2851v1201h2350" svg:viewBox="0 0 5202 1202">
          <text:p/>
        </draw:connector>
        <draw:connector draw:style-name="gr3" draw:text-style-name="P6" draw:layer="layout" svg:x1="21.6cm" svg:y1="11cm" svg:x2="11.399cm" svg:y2="13.899cm" draw:end-shape="id6" svg:d="m21600 11000h-4850v2899h-5351" svg:viewBox="0 0 10202 2900">
          <text:p/>
        </draw:connector>
        <draw:connector draw:style-name="gr3" draw:text-style-name="P6" draw:layer="layout" svg:x1="6.699cm" svg:y1="15.199cm" svg:x2="15cm" svg:y2="16.8cm" draw:start-shape="id6" draw:start-glue-point="2" draw:end-shape="id7" draw:end-glue-point="3" svg:d="m6699 15199v1601h8301" svg:viewBox="0 0 8302 1602">
          <text:p/>
        </draw:connector>
        <draw:custom-shape draw:style-name="gr2" draw:text-style-name="P6" draw:layer="layout" svg:width="10.4cm" svg:height="2.4cm" svg:x="16.399cm" svg:y="8.599cm">
          <text:p text:style-name="P6">2. Waiting for ope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8cm" svg:height="16.1cm" svg:x="1.4cm" svg:y="3.6cm" presentation:class="subtitle" presentation:user-transformed="true">
          <draw:text-box>
            <text:p text:style-name="P5"><text:span text:style-name="T4">Answer - inputs from the user. <text:s/>These are termed </text:span><text:span text:style-name="T5">events. <text:s/></text:span><text:span text:style-name="T4">We add labels to the arrows, to show the events that cause the state to change: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8" draw:id="id8" draw:layer="layout" svg:width="8.6cm" svg:height="2.4cm" svg:x="1cm" svg:y="7.8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0" draw:id="id10" draw:layer="layout" svg:width="9.4cm" svg:height="2.6cm" svg:x="0.8cm" svg:y="12.8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9cm" svg:x2="17.8cm" svg:y2="9cm" draw:start-shape="id8" draw:start-glue-point="1" draw:end-shape="id9" draw:end-glue-point="3" svg:d="m9600 9000h8200" svg:viewBox="0 0 8201 1">
          <text:p/>
        </draw:connector>
        <draw:connector draw:style-name="gr3" draw:text-style-name="P6" draw:layer="layout" svg:x1="22.3cm" svg:y1="10.2cm" svg:x2="5.5cm" svg:y2="12.8cm" draw:start-shape="id9" draw:start-glue-point="2" draw:end-shape="id10" svg:d="m22300 10200v1300h-16800v1300" svg:viewBox="0 0 16801 2601">
          <text:p/>
        </draw:connector>
        <draw:connector draw:style-name="gr3" draw:text-style-name="P6" draw:layer="layout" svg:x1="5.5cm" svg:y1="15.4cm" svg:x2="15cm" svg:y2="16.8cm" draw:start-shape="id10" draw:start-glue-point="2" draw:end-shape="id11" draw:end-glue-point="3" svg:d="m5500 15400v1400h9500" svg:viewBox="0 0 9501 1401">
          <text:p/>
        </draw:connector>
        <draw:custom-shape draw:style-name="gr2" draw:text-style-name="P6" xml:id="id9" draw:id="id9" draw:layer="layout" svg:width="9.001cm" svg:height="2.4cm" svg:x="17.8cm" svg:y="7.8cm">
          <text:p text:style-name="P6">2. Waiting for oper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0.8cm" svg:x="11.6cm" svg:y="8.2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7.6cm" svg:y="16.8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13cm" svg:y="11.6cm">
          <text:p text:style-name="P6">Get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8cm" svg:height="16.1cm" svg:x="1.4cm" svg:y="3.6cm" presentation:class="subtitle" presentation:user-transformed="true">
          <draw:text-box>
            <text:p text:style-name="P5"><text:span text:style-name="T6"/></text:p>
            <text:p text:style-name="P5"><text:span text:style-name="T6">This is a really simple state diagram. <text:s/>All of the events are “get something from the user” kinds, and two are the same - get a number</text:span></text:p>
            <text:p text:style-name="P5"><text:span text:style-name="T6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12" draw:id="id12" draw:layer="layout" svg:width="8.6cm" svg:height="2.4cm" svg:x="1cm" svg:y="7.8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4" draw:id="id14" draw:layer="layout" svg:width="9.4cm" svg:height="2.6cm" svg:x="0.8cm" svg:y="12.8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9cm" svg:x2="17.8cm" svg:y2="9cm" draw:start-shape="id12" draw:start-glue-point="1" draw:end-shape="id13" draw:end-glue-point="3" svg:d="m9600 9000h8200" svg:viewBox="0 0 8201 1">
          <text:p/>
        </draw:connector>
        <draw:connector draw:style-name="gr3" draw:text-style-name="P6" draw:layer="layout" svg:x1="22.3cm" svg:y1="10.2cm" svg:x2="5.5cm" svg:y2="12.8cm" draw:start-shape="id13" draw:start-glue-point="2" draw:end-shape="id14" svg:d="m22300 10200v1300h-16800v1300" svg:viewBox="0 0 16801 2601">
          <text:p/>
        </draw:connector>
        <draw:connector draw:style-name="gr3" draw:text-style-name="P6" draw:layer="layout" svg:x1="5.5cm" svg:y1="15.4cm" svg:x2="15cm" svg:y2="16.8cm" draw:start-shape="id14" draw:start-glue-point="2" draw:end-shape="id15" draw:end-glue-point="3" svg:d="m5500 15400v1400h9500" svg:viewBox="0 0 9501 1401">
          <text:p/>
        </draw:connector>
        <draw:custom-shape draw:style-name="gr2" draw:text-style-name="P6" xml:id="id13" draw:id="id13" draw:layer="layout" svg:width="9.001cm" svg:height="2.4cm" svg:x="17.8cm" svg:y="7.8cm">
          <text:p text:style-name="P6">2. Waiting for oper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0.8cm" svg:x="11.6cm" svg:y="8.2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7.6cm" svg:y="16.8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13cm" svg:y="11.6cm">
          <text:p text:style-name="P6">Get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599cm" svg:height="15.799cm" svg:x="1.4cm" svg:y="3.8cm" presentation:class="subtitle" presentation:user-transformed="true">
          <draw:text-box>
            <text:p text:style-name="P5"><text:span text:style-name="T6">For a really simple program that moves from one state to another, this is hardly necessary.</text:span></text:p>
            <text:p text:style-name="P5"><text:span text:style-name="T6"/></text:p>
            <text:p text:style-name="P5"><text:span text:style-name="T6">For more complicated programs, it can help to think about the states that it will be in, and how it changes state.</text:span></text:p>
            <text:p text:style-name="P5"><text:span text:style-name="T6"/></text:p>
            <text:p text:style-name="P5"><text:span text:style-name="T6">For instance - what about when things go wrong?</text:span></text:p>
            <text:p text:style-name="P5"><text:span text:style-name="T6"/></text:p>
            <text:p text:style-name="P5"><text:span text:style-name="T6">In a simple program, you might just exit. <text:s/>But this can be very annoying, and makes programs </text:span><text:span text:style-name="T7">fragile</text:span><text:span text:style-name="T6"> – they break easily.</text:span></text:p>
            <text:p text:style-name="P5"><text:span text:style-name="T6"/></text:p>
            <text:p text:style-name="P5"><text:span text:style-name="T6">If the user makes an error, we may want to reject some or all of the input and go back to an earlier state.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7" draw:layer="layout" svg:width="25.8cm" svg:height="16.1cm" svg:x="1.4cm" svg:y="3.6cm" presentation:class="subtitle" presentation:user-transformed="tru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8" xml:id="id16" draw:id="id16" draw:layer="layout" svg:width="8.6cm" svg:height="2.4cm" svg:x="1cm" svg:y="5.2cm">
          <text:p text:style-name="P6"><text:span text:style-name="T8">1. Waiting for 1st 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18" draw:id="id18" draw:layer="layout" svg:width="9.4cm" svg:height="2.6cm" svg:x="0.8cm" svg:y="12.8cm">
          <text:p text:style-name="P6"><text:span text:style-name="T8">3. Waiting for 2nd 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19" draw:id="id19" draw:layer="layout" svg:width="10.2cm" svg:height="2.8cm" svg:x="16.8cm" svg:y="14.4cm">
          <text:p text:style-name="P6"><text:span text:style-name="T8">Able to do the calculation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6.4cm" svg:x2="17.999cm" svg:y2="6.4cm" draw:start-shape="id16" draw:start-glue-point="1" draw:end-shape="id17" draw:end-glue-point="3" svg:d="m9600 6400h8399" svg:viewBox="0 0 8400 1">
          <text:p/>
        </draw:connector>
        <draw:connector draw:style-name="gr3" draw:text-style-name="P6" draw:layer="layout" svg:x1="22.499cm" svg:y1="7.6cm" svg:x2="5.5cm" svg:y2="12.8cm" draw:start-shape="id17" draw:start-glue-point="2" draw:end-shape="id18" svg:d="m22499 7600v2600h-16999v2600" svg:viewBox="0 0 17000 5201">
          <text:p/>
        </draw:connector>
        <draw:connector draw:style-name="gr3" draw:text-style-name="P6" draw:layer="layout" svg:x1="10.2cm" svg:y1="14.1cm" svg:x2="16.8cm" svg:y2="15.8cm" draw:start-shape="id18" draw:end-shape="id19" draw:end-glue-point="3" svg:d="m10200 14100h3300v1700h3300" svg:viewBox="0 0 6601 1701">
          <text:p/>
        </draw:connector>
        <draw:custom-shape draw:style-name="gr2" draw:text-style-name="P8" xml:id="id17" draw:id="id17" draw:layer="layout" svg:width="9.001cm" svg:height="2.4cm" svg:x="17.999cm" svg:y="5.2cm">
          <text:p text:style-name="P6"><text:span text:style-name="T8">2. Waiting for ope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cm" svg:height="0.8cm" svg:x="11.6cm" svg:y="5.4cm">
          <text:p text:style-name="P6"><text:span text:style-name="T8">Get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4.2cm" svg:height="0.8cm" svg:x="11.6cm" svg:y="13.4cm">
          <text:p text:style-name="P6"><text:span text:style-name="T8">Get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4.2cm" svg:height="0.8cm" svg:x="11.6cm" svg:y="10.2cm">
          <text:p text:style-name="P6"><text:span text:style-name="T8">Get 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9.6cm" svg:y1="6.4cm" svg:x2="9.6cm" svg:y2="6.4cm" draw:start-shape="id16" draw:end-shape="id16" svg:d="" svg:viewBox="0 0 1 1">
          <text:p/>
        </draw:connector>
        <draw:line draw:style-name="gr3" draw:text-style-name="P6" draw:layer="layout" svg:x1="3.2cm" svg:y1="12.8cm" svg:x2="3.2cm" svg:y2="7.6cm">
          <text:p/>
        </draw:line>
        <draw:line draw:style-name="gr3" draw:text-style-name="P6" draw:layer="layout" svg:x1="17.999cm" svg:y1="7.2cm" svg:x2="9.6cm" svg:y2="7.2cm">
          <text:p/>
        </draw:line>
        <draw:custom-shape draw:style-name="gr5" draw:text-style-name="P8" draw:layer="layout" svg:width="4.2cm" svg:height="0.8cm" svg:x="11.8cm" svg:y="7.2cm">
          <text:p text:style-name="P6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2cm" svg:height="0.8cm" svg:x="0.4cm" svg:y="9.8cm">
          <text:p text:style-name="P6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cm" svg:height="4.8cm" svg:x="3.4cm" svg:y="2cm">
          <text:p/>
          <draw:enhanced-geometry svg:viewBox="0 0 21600 21600" draw:text-areas="0 0 21600 21600" draw:type="circular-arrow" draw:modifiers="153.772828704444 -1.51732105359381 9939.7125121662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8" draw:layer="layout" svg:width="4.2cm" svg:height="0.8cm" svg:x="2.4cm" svg:y="2.2cm">
          <text:p text:style-name="P6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9" draw:layer="layout" svg:width="26.288cm" svg:height="2cm" svg:x="1.112cm" svg:y="18.2cm">
          <draw:text-box>
            <text:p text:style-name="P5"><text:span text:style-name="T9">When errors happen, we might go back to the beginning, and ask for the first number again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Enumeration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Keeping track of state</text:span></text:p>
          </draw:text-box>
        </draw:frame>
        <draw:frame draw:name="Subtitle 2" presentation:style-name="pr7" draw:text-style-name="P2" draw:layer="layout" svg:width="25.599cm" svg:height="15.1cm" svg:x="1.4cm" svg:y="4.499cm" presentation:class="subtitle" presentation:user-transformed="true">
          <draw:text-box>
            <text:p text:style-name="P5"><text:span text:style-name="T9">To keep track of what state a program was in, we could have a simple integer variable.</text:span></text:p>
            <text:p text:style-name="P5"><text:span text:style-name="T9"/></text:p>
            <text:p text:style-name="P5"><text:span text:style-name="T10">int myState = 0;</text:span></text:p>
            <text:p text:style-name="P5"><text:span text:style-name="T11"/></text:p>
            <text:p text:style-name="P5"><text:span text:style-name="T11">And say that the states were like this :-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draw:frame draw:name="Table 3" draw:style-name="standard" draw:layer="layout" svg:width="18.666cm" svg:height="6.179cm" svg:x="4.385cm" svg:y="10.85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2">State</text:span></text:p>
              </table:table-cell>
              <table:table-cell>
                <text:p text:style-name="P10"><text:span text:style-name="T12">Meaning</text:span></text:p>
              </table:table-cell>
            </table:table-row>
            <table:table-row table:style-name="ro1">
              <table:table-cell table:style-name="ce2">
                <text:p text:style-name="P10"><text:span text:style-name="T13">0</text:span></text:p>
              </table:table-cell>
              <table:table-cell table:style-name="ce3">
                <text:p text:style-name="P11"><text:span text:style-name="T13">Just starting</text:span></text:p>
              </table:table-cell>
            </table:table-row>
            <table:table-row table:style-name="ro1">
              <table:table-cell table:style-name="ce4">
                <text:p text:style-name="P10"><text:span text:style-name="T13">1</text:span></text:p>
              </table:table-cell>
              <table:table-cell table:style-name="ce5">
                <text:p text:style-name="P11"><text:span text:style-name="T13">Waiting for first number</text:span></text:p>
              </table:table-cell>
            </table:table-row>
            <table:table-row table:style-name="ro1">
              <table:table-cell table:style-name="ce2">
                <text:p text:style-name="P10"><text:span text:style-name="T13">2</text:span></text:p>
              </table:table-cell>
              <table:table-cell table:style-name="ce3">
                <text:p text:style-name="P11"><text:span text:style-name="T13">Waiting for operation</text:span></text:p>
              </table:table-cell>
            </table:table-row>
            <table:table-row table:style-name="ro1">
              <table:table-cell table:style-name="ce4">
                <text:p text:style-name="P10"><text:span text:style-name="T13">3</text:span></text:p>
              </table:table-cell>
              <table:table-cell table:style-name="ce5">
                <text:p text:style-name="P11"><text:span text:style-name="T13">Waiting for second number</text:span></text:p>
              </table:table-cell>
            </table:table-row>
            <table:table-row table:style-name="ro1">
              <table:table-cell table:style-name="ce2">
                <text:p text:style-name="P10"><text:span text:style-name="T13">4</text:span></text:p>
              </table:table-cell>
              <table:table-cell table:style-name="ce3">
                <text:p text:style-name="P11"><text:span text:style-name="T13">Completed calcul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Enumeration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umerations</text:span></text:p>
          </draw:text-box>
        </draw:frame>
        <draw:frame draw:name="Subtitle 2" presentation:style-name="pr7" draw:text-style-name="P2" draw:layer="layout" svg:width="25.599cm" svg:height="15.1cm" svg:x="1.4cm" svg:y="4.499cm" presentation:class="subtitle" presentation:user-transformed="true">
          <draw:text-box>
            <text:p text:style-name="P5"><text:span text:style-name="T9">But, its not obvious what state 3 might be, if you’re just looking at a number.</text:span></text:p>
            <text:p text:style-name="P5"><text:span text:style-name="T9"/></text:p>
            <text:p text:style-name="P5"><text:span text:style-name="T9">In C, enumerations allow you to define you own type, and say what values it can take. <text:s/></text:span></text:p>
            <text:p text:style-name="P5"><text:span text:style-name="T10"/></text:p>
            <text:p text:style-name="P5"><text:span text:style-name="T14">So our program states might look like this :-</text:span></text:p>
            <text:p text:style-name="P5"><text:span text:style-name="T15"/></text:p>
            <text:p text:style-name="P5"><text:span text:style-name="T15">enum progStates = {starting, waitFirst, waitOperation,</text:span></text:p>
            <text:p text:style-name="P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waitSecond, finished};</text:span></text:p>
            <text:p text:style-name="P5"><text:span text:style-name="T15"/></text:p>
            <text:p text:style-name="P5"><text:span text:style-name="T16">For example, if you're reading the keyboard arrow keys to control a character in a game, you might do this :-</text:span></text:p>
            <text:p text:style-name="P5"><text:span text:style-name="T16"/></text:p>
            <text:p text:style-name="P5"><text:span text:style-name="T10">enum directionKeys = {left, right, up, down};</text:span></text:p>
            <text:p text:style-name="P5"><text:span text:style-name="T11"/></text:p>
            <text:p text:style-name="P5"><text:span text:style-name="T11">And then you can test like this :-</text:span></text:p>
            <text:p text:style-name="P5"><text:span text:style-name="T11"/></text:p>
            <text:p text:style-name="P5"><text:span text:style-name="T10">directionKeys key = getAKey();</text:span></text:p>
            <text:p text:style-name="P5"><text:span text:style-name="T10">if (key == left) {</text:span></text:p>
            <text:p text:style-name="P5"><text:span text:style-name="T10"><text:tab/></text:span><text:span text:style-name="T10">moveLeft();</text:span></text:p>
            <text:p text:style-name="P5"><text:span text:style-name="T10"><text:tab/></text:span><text:span text:style-name="T10">}</text:span></text:p>
            <text:p text:style-name="P5"><text:span text:style-name="T10">else if (key == right)</text:span></text:p>
            <text:p text:style-name="P5"><text:span text:style-name="T10"/></text:p>
            <text:p text:style-name="P5"><text:span text:style-name="T11">or with a switch statement.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umerations</text:span></text:p>
          </draw:text-box>
        </draw:frame>
        <draw:frame draw:name="Subtitle 2" presentation:style-name="pr7" draw:text-style-name="P2" draw:layer="layout" svg:width="25.599cm" svg:height="15.1cm" svg:x="1.4cm" svg:y="4.499cm" presentation:class="subtitle" presentation:user-transformed="true">
          <draw:text-box>
            <text:p text:style-name="P5"><text:span text:style-name="T16">In another example, if you're reading the keyboard arrow keys to control a character in a game, you might do this :-</text:span></text:p>
            <text:p text:style-name="P5"><text:span text:style-name="T16"/></text:p>
            <text:p text:style-name="P5"><text:span text:style-name="T10">enum directionKeys = {left, right, up, down};</text:span></text:p>
            <text:p text:style-name="P5"><text:span text:style-name="T11"/></text:p>
            <text:p text:style-name="P5"><text:span text:style-name="T11">And then you can test like this :-</text:span></text:p>
            <text:p text:style-name="P5"><text:span text:style-name="T11"/></text:p>
            <text:p text:style-name="P5"><text:span text:style-name="T10">directionKeys key = getAKey();</text:span></text:p>
            <text:p text:style-name="P5"><text:span text:style-name="T10"/></text:p>
            <text:p text:style-name="P5"><text:span text:style-name="T10">if (key == left) {</text:span></text:p>
            <text:p text:style-name="P5"><text:span text:style-name="T10"><text:tab/></text:span><text:span text:style-name="T10">moveLeft();</text:span></text:p>
            <text:p text:style-name="P5"><text:span text:style-name="T10"><text:tab/></text:span><text:span text:style-name="T10">}</text:span></text:p>
            <text:p text:style-name="P5"><text:span text:style-name="T10">else if (key == right)</text:span></text:p>
            <text:p text:style-name="P5"><text:span text:style-name="T10"/></text:p>
            <text:p text:style-name="P5"><text:span text:style-name="T11">or with a switch statement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Next time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umeration and switch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5"><text:span text:style-name="T10">directionKeys key = getAKey();</text:span></text:p>
            <text:p text:style-name="P5"><text:span text:style-name="T10"/></text:p>
            <text:p text:style-name="P5"><text:span text:style-name="T10">switch(key) {</text:span></text:p>
            <text:p text:style-name="P5"><text:span text:style-name="T10"/></text:p>
            <text:p text:style-name="P5"><text:span text:style-name="T10"><text:tab/></text:span><text:span text:style-name="T10">case left:</text:span><text:span text:style-name="T10"><text:tab/></text:span><text:span text:style-name="T10"><text:tab/></text:span><text:span text:style-name="T10">moveLeft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case right:</text:span><text:span text:style-name="T10"><text:tab/></text:span><text:span text:style-name="T10"><text:tab/></text:span><text:span text:style-name="T10">moveRight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case up:</text:span><text:span text:style-name="T10"><text:tab/></text:span><text:span text:style-name="T10"><text:tab/></text:span><text:span text:style-name="T10"><text:tab/></text:span><text:span text:style-name="T10">moveUp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case down:</text:span><text:span text:style-name="T10"><text:tab/></text:span><text:span text:style-name="T10"><text:tab/></text:span><text:span text:style-name="T10">moveDown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default:</text:span></text:p>
            <text:p text:style-name="P5"><text:span text:style-name="T10"><text:tab/></text:span><text:span text:style-name="T10">}</text:span></text:p>
            <text:p text:style-name="P5"><text:span text:style-name="T10"/></text:p>
            <text:p text:style-name="P5"><text:span text:style-name="T10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hanging state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5"><text:span text:style-name="T15">enum progStates = {starting, waitFirst, waitOperation,</text:span></text:p>
            <text:p text:style-name="P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waitSecond, finished};</text:span></text:p>
            <text:p text:style-name="P5"><text:span text:style-name="T10"/></text:p>
            <text:p text:style-name="P5"><text:span text:style-name="T10">enum progStates myState = starting;</text:span></text:p>
            <text:p text:style-name="P5"><text:span text:style-name="T10"/></text:p>
            <text:p text:style-name="P5"><text:span text:style-name="T10">while(true) {</text:span></text:p>
            <text:p text:style-name="P5"><text:span text:style-name="T10"/></text:p>
            <text:p text:style-name="P5"><text:span text:style-name="T10"><text:tab/></text:span><text:span text:style-name="T10">printf(“Seb's calculator v 0.1\n”);</text:span></text:p>
            <text:p text:style-name="P5"><text:span text:style-name="T10"/></text:p>
            <text:p text:style-name="P5"><text:span text:style-name="T10"><text:tab/></text:span><text:span text:style-name="T10">printf(“Number&gt; “);</text:span></text:p>
            <text:p text:style-name="P5"><text:span text:style-name="T10"><text:tab/></text:span><text:span text:style-name="T10">myState = waitFirst;</text:span></text:p>
            <text:p text:style-name="P5"><text:span text:style-name="T10"><text:tab/></text:span><text:span text:style-name="T10">gets(buffer);</text:span></text:p>
            <text:p text:style-name="P5"><text:span text:style-name="T10"/></text:p>
            <text:p text:style-name="P5"><text:span text:style-name="T15"><text:tab/></text:span><text:span text:style-name="T15">printf(“Operation&gt; “);</text:span></text:p>
            <text:p text:style-name="P5"><text:span text:style-name="T15"><text:tab/></text:span><text:span text:style-name="T15">myState = waitOperation;</text:span></text:p>
            <text:p text:style-name="P5"><text:span text:style-name="T15"><text:tab/></text:span><text:span text:style-name="T15">gets(buffer);</text:span></text:p>
            <text:p text:style-name="P5"><text:span text:style-name="T15"/></text:p>
            <text:p text:style-name="P5"><text:span text:style-name="T15"><text:tab/></text:span><text:span text:style-name="T15">..</text:span></text:p>
            <text:p text:style-name="P5"><text:span text:style-name="T15"><text:tab/></text:span><text:span text:style-name="T15">..</text:span></text:p>
            <text:p text:style-name="P5"><text:span text:style-name="T15"><text:tab/></text:span><text:span text:style-name="T15">myState = waitSecond;</text:span></text:p>
            <text:p text:style-name="P5"><text:span text:style-name="T15"/></text:p>
            <text:p text:style-name="P5"><text:span text:style-name="T15"><text:tab/></text:span><text:span text:style-name="T15">}</text:span></text:p>
            <text:p text:style-name="P5"><text:span text:style-name="T15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draw:custom-shape draw:style-name="gr8" draw:text-style-name="P6" draw:layer="layout" svg:width="8.8cm" svg:height="5.4cm" svg:x="17.4cm" svg:y="11cm">
          <text:p text:style-name="P6">What else could</text:p>
          <text:p text:style-name="P6">we do to myState</text:p>
          <text:p text:style-name="P6">to move to the </text:p>
          <text:p text:style-name="P6">next state?</text:p>
          <draw:enhanced-geometry svg:viewBox="0 0 21600 21600" draw:text-areas="800 800 20800 20800" draw:type="round-rectangular-callout" draw:modifiers="-13763.5268719464 14009.4056656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9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seudocode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5"><text:span text:style-name="T16">And we could use them like this :-</text:span></text:p>
            <text:p text:style-name="P5"><text:span text:style-name="T10"/></text:p>
            <text:p text:style-name="P5"><text:span text:style-name="T10">enum progStates = {starting, waitFirst, waitOper,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aitSecond, finished};</text:span></text:p>
            <text:p text:style-name="P5"><text:span text:style-name="T11"/></text:p>
            <text:p text:style-name="P5"><text:span text:style-name="T10"/></text:p>
            <text:p text:style-name="P5"><text:span text:style-name="T10">enum progStates myState = starting;</text:span></text:p>
            <text:p text:style-name="P5"><text:span text:style-name="T10">… </text:span><text:span text:style-name="T10">print welcome message ...</text:span></text:p>
            <text:p text:style-name="P5"><text:span text:style-name="T10"/></text:p>
            <text:p text:style-name="P5"><text:span text:style-name="T10">myState = waitFirst;</text:span></text:p>
            <text:p text:style-name="P5"><text:span text:style-name="T10">… </text:span><text:span text:style-name="T10">ask for first number … </text:span></text:p>
            <text:p text:style-name="P5"><text:span text:style-name="T10">… </text:span><text:span text:style-name="T10">get input string ...</text:span></text:p>
            <text:p text:style-name="P5"><text:span text:style-name="T10">… </text:span><text:span text:style-name="T10">convert input to a number ...</text:span></text:p>
            <text:p text:style-name="P5"><text:span text:style-name="T10"/></text:p>
            <text:p text:style-name="P5"><text:span text:style-name="T10">myState = waitOper;</text:span></text:p>
            <text:p text:style-name="P5"><text:span text:style-name="T10">… </text:span><text:span text:style-name="T10">ask for operation …</text:span></text:p>
            <text:p text:style-name="P5"><text:span text:style-name="T10">… </text:span><text:span text:style-name="T10">get input string ...</text:span></text:p>
            <text:p text:style-name="P5"><text:span text:style-name="T10">… </text:span><text:span text:style-name="T10">save this string ...</text:span></text:p>
            <text:p text:style-name="P5"><text:span text:style-name="T10"/></text:p>
            <text:p text:style-name="P5"><text:span text:style-name="T10">myState = waitSecond;</text:span></text:p>
            <text:p text:style-name="P5"><text:span text:style-name="T10">… </text:span><text:span text:style-name="T10">ask for second number … </text:span></text:p>
            <text:p text:style-name="P5"><text:span text:style-name="T10">… </text:span><text:span text:style-name="T10">get input string ...</text:span></text:p>
            <text:p text:style-name="P5"><text:span text:style-name="T10">… </text:span><text:span text:style-name="T10">convert input to a number ...</text:span></text:p>
            <text:p text:style-name="P5"><text:span text:style-name="T11"/></text:p>
            <text:p text:style-name="P5"><text:span text:style-name="T11"><text:s/></text:span></text:p>
            <text:p text:style-name="P5"><text:span text:style-name="T11"/></text:p>
          </draw:text-box>
        </draw:frame>
        <draw:custom-shape draw:style-name="gr8" draw:text-style-name="P6" draw:layer="layout" svg:width="10.2cm" svg:height="9.4cm" svg:x="16.2cm" svg:y="9cm">
          <text:p text:style-name="P6">This is <text:span text:style-name="T17">pseudocode</text:span></text:p>
          <text:p text:style-name="P6"><text:span text:style-name="T18"/></text:p>
          <text:p text:style-name="P6"><text:span text:style-name="T18">It describes what happens</text:span></text:p>
          <text:p text:style-name="P6"><text:span text:style-name="T18">in English, in a </text:span></text:p>
          <text:p text:style-name="P6"><text:span text:style-name="T19">simple</text:span><text:span text:style-name="T18"> way that</text:span></text:p>
          <text:p text:style-name="P6"><text:span text:style-name="T18">could be converted</text:span></text:p>
          <text:p text:style-name="P6"><text:span text:style-name="T18">to C.</text:span></text:p>
          <text:p text:style-name="P6"><text:span text:style-name="T18"/></text:p>
          <text:p text:style-name="P6"><text:span text:style-name="T18">It is useful when designing</text:span></text:p>
          <text:p text:style-name="P6"><text:span text:style-name="T18">the outline of a program</text:span></text:p>
          <draw:enhanced-geometry svg:viewBox="0 0 21600 21600" draw:text-areas="800 800 20800 20800" draw:type="round-rectangular-callout" draw:modifiers="-12429.3696696402 5047.888522497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ork on the calculator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5"><text:span text:style-name="T11">We'll do some work on the calculator.</text:span></text:p>
            <text:p text:style-name="P5"><text:span text:style-name="T11"/></text:p>
            <text:p text:style-name="P5"><text:span text:style-name="T11">In our first try, the program will move through each of the states in a straight path.</text:span></text:p>
            <text:p text:style-name="P5"><text:span text:style-name="T11"/></text:p>
            <text:p text:style-name="P5"><text:span text:style-name="T11">First, we'll write the four major parts :-</text:span></text:p>
            <text:p text:style-name="P5"><text:span text:style-name="T11"/></text:p>
            <text:p text:style-name="P5"><text:span text:style-name="T11"><text:tab/></text:span><text:span text:style-name="T11">get a number</text:span></text:p>
            <text:p text:style-name="P5"><text:span text:style-name="T11"><text:tab/></text:span><text:span text:style-name="T11">get an operation</text:span></text:p>
            <text:p text:style-name="P5"><text:span text:style-name="T11"><text:tab/></text:span><text:span text:style-name="T11">get another number</text:span></text:p>
            <text:p text:style-name="P5"><text:span text:style-name="T11"><text:tab/></text:span><text:span text:style-name="T11">do the calculation <text:s/>and </text:span></text:p>
            <text:p text:style-name="P5"><text:span text:style-name="T11"/></text:p>
            <text:p text:style-name="P5"><text:span text:style-name="T11"><text:tab/></text:span><text:span text:style-name="T11">print the result</text:span></text:p>
            <text:p text:style-name="P5"><text:span text:style-name="T11"/></text:p>
            <text:p text:style-name="P5"><text:span text:style-name="T11">Then we'll work out what to do when we don't get the inputs that we expect from the user, and how the state will change then.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&gt;&gt;&gt;&gt;&gt;&gt;&gt;&gt;&gt;&gt;&gt;&gt;&gt;&gt;&gt;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5"><text:span text:style-name="T10">Here.</text:span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draw:frame draw:name="Subtitle 2" presentation:style-name="pr7" draw:text-style-name="P2" draw:layer="layout" svg:width="25.599cm" svg:height="15.1cm" svg:x="1.381cm" svg:y="4.499cm">
          <draw:text-box>
            <text:p text:style-name="P5"><text:span text:style-name="T10">Do more work on the calculator</text:span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-- END --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-- END --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P9" style:family="paragraph">
      <style:paragraph-properties fo:margin-left="0cm" fo:margin-right="0cm" fo:margin-top="0cm" fo:margin-bottom="0.4cm" fo:line-height="100%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fo:font-family="Arial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style:text-line-through-style="none" fo:font-family="Arial" style:font-family-generic="roman" style:font-pitch="variable" fo:font-size="32pt" fo:letter-spacing="normal" fo:font-style="normal" style:text-underline-style="none" fo:font-weight="normal" style:font-family-asian="'Droid Sans Fallback'" style:font-family-generic-asian="modern" style:font-size-asian="32pt" style:font-style-asian="normal" style:font-weight-asian="normal" style:font-family-complex="FreeSans" style:font-pitch-complex="variable" style:font-size-complex="32pt" style:font-style-complex="normal" style:font-weight-complex="normal"/>
    </style:style>
    <style:style style:name="MT5" style:family="text">
      <style:text-properties style:text-line-through-style="none" fo:font-family="Arial" style:font-family-generic="roman" style:font-pitch="variable" fo:font-size="28pt" fo:letter-spacing="normal" fo:font-style="normal" style:text-underline-style="none" fo:font-weight="normal" style:font-family-asian="'Droid Sans Fallback'" style:font-family-generic-asian="modern" style:font-size-asian="28pt" style:font-style-asian="normal" style:font-weight-asian="normal" style:font-family-complex="FreeSans" style:font-pitch-complex="variable" style:font-size-complex="28pt" style:font-style-complex="normal" style:font-weight-complex="normal"/>
    </style:style>
    <style:style style:name="MT6" style:family="text">
      <style:text-properties style:text-line-through-style="none" fo:font-family="Arial" style:font-family-generic="roman" style:font-pitch="variable" fo:font-size="24pt" fo:letter-spacing="normal" fo:font-style="normal" style:text-underline-style="none" fo:font-weight="normal" style:font-family-asian="'Droid Sans Fallback'" style:font-family-generic-asian="modern" style:font-size-asian="24pt" style:font-style-asian="normal" style:font-weight-asian="normal" style:font-family-complex="FreeSans" style:font-pitch-complex="variable" style:font-size-complex="24pt" style:font-style-complex="normal" style:font-weight-complex="normal"/>
    </style:style>
    <style:style style:name="MT7" style:family="text">
      <style:text-properties style:text-line-through-style="none" fo:font-family="Arial" style:font-family-generic="roman" style:font-pitch="variable" fo:font-size="20pt" fo:letter-spacing="normal" fo:font-style="normal" style:text-underline-style="none" fo:font-weight="normal" style:font-family-asian="'Droid Sans Fallback'" style:font-family-generic-asian="modern" style:font-size-asian="20pt" style:font-style-asian="normal" style:font-weight-asian="normal" style:font-family-complex="FreeSans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5.198cm" svg:height="3.505cm" svg:x="1.4cm" svg:y="0.837cm" presentation:class="title" presentation:user-transformed="true">
        <draw:text-box>
          <text:list text:style-name="ML3">
            <text:list-item>
              <text:p text:style-name="MP5"><text:span text:style-name="MT3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6" draw:layer="backgroundobjects" svg:width="24.638cm" svg:height="12.177cm" svg:x="1.4cm" svg:y="4.914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5cm" svg:height="11.135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2-03T18:46:42</dc:date>
    <dc:creator>Mark Woodrow</dc:creator>
    <meta:generator>LibreOffice/3.5$Linux_x86 LibreOffice_project/350m1$Build-2</meta:generator>
    <meta:editing-duration>PT54M53S</meta:editing-duration>
    <meta:editing-cycles>7</meta:editing-cycles>
    <meta:document-statistic meta:object-count="189"/>
  </office:meta>
</office:document-meta>
</file>